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e4ab"/>
    </style:style>
    <style:style style:name="T1" style:family="text">
      <style:text-properties fo:font-variant="normal" fo:text-transform="none" fo:color="#1a1a1a" style:font-name="apple-system" fo:font-size="11.2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urquoi Leeds? par hasard, </text:p>
      <text:p text:style-name="Standard"/>
      <text:p text:style-name="Standard"/>
      <text:p text:style-name="Standard">1- localisation, leeds, centre UK, proche de manchester 1h voiture, 3h londre train,yorkeshire, </text:p>
      <text:p text:style-name="Standard">- transport facile vers le centre ville</text:p>
      <text:p text:style-name="Standard">-appartement etudiant 4k-6k </text:p>
      <text:p text:style-name="Standard"/>
      <text:p text:style-name="P1">-vie quotidienne facile, resto proche, photo victoria square</text:p>
      <text:p text:style-name="P1">party, leeds city market</text:p>
      <text:p text:style-name="Standard"><text:span text:style-name="T1"/></text:p>
      <text:p text:style-name="Standard"><text:span text:style-name="T1"/></text:p>
      <text:p text:style-name="Standard"><text:span text:style-name="T1">3-ppl celebre: 3 prix nobel, membre rusell group,cahier d’ancient bien garni</text:span></text:p>
      <text:p text:style-name="Standard"><text:span text:style-name="T1"/></text:p>
      <text:p text:style-name="Standard"><text:span text:style-name="T1">4-programme diverse, bio, math , med, elec, law, transport, society</text:span></text:p>
      <text:p text:style-name="P1"><text:span text:style-name="T1">Bibliotheque un des plus gd, 3 + 1 en construction</text:span></text:p>
      <text:p text:style-name="P1"><text:span text:style-name="T1"/></text:p>
      <text:p text:style-name="P1"><text:span text:style-name="T1">5- niveau releve, 14/20 equival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Helvetica Neue', 'PingFang SC', 'Microsoft YaHei', 'Source Han Sans SC', 'Noto Sans CJK SC', 'WenQuanYi Micro He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3:08:41.173069411</meta:creation-date>
    <meta:generator>LibreOffice/6.1.4.2$Linux_X86_64 LibreOffice_project/edc26d7faf41e406360d34efe1e39fe03035f7b0</meta:generator>
    <dc:date>2019-02-05T23:31:51.756680876</dc:date>
    <meta:editing-duration>PT23M10S</meta:editing-duration>
    <meta:editing-cycles>5</meta:editing-cycles>
    <meta:document-statistic meta:table-count="0" meta:image-count="0" meta:object-count="0" meta:page-count="1" meta:paragraph-count="10" meta:word-count="75" meta:character-count="503" meta:non-whitespace-character-count="435"/>
  </office:meta>
</office:document-meta>
</file>